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17cm" fo:min-width="4.961cm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3.945cm" draw:shadow="visib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0.282cm"/>
    </style:style>
    <style:style style:name="gr5" style:family="graphic" style:parent-style-name="standard">
      <style:graphic-properties draw:stroke="none" svg:stroke-color="#000000" draw:fill="none" draw:fill-color="#ffffff" fo:min-height="1.88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152cm" fo:margin-bottom="0cm" fo:text-align="start"/>
    </style:style>
    <style:style style:name="P4" style:family="paragraph">
      <style:paragraph-properties fo:margin-top="0.152cm" fo:margin-bottom="0cm"/>
    </style:style>
    <style:style style:name="P5" style:family="paragraph">
      <loext:graphic-properties draw:fill="none" draw:fill-color="#ffffff"/>
      <style:paragraph-properties fo:margin-top="0.152cm" fo:margin-bottom="0cm" fo:text-align="start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2.667cm" svg:x="11.24cm" svg:y="2.778cm">
          <text:p text:style-name="P1">Control Scrip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1.905cm" svg:x="2.924cm" svg:y="7.985cm">
          <text:p text:style-name="P1">ESP8266 </text:p>
          <text:p text:style-name="P1">NodeMC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1.905cm" svg:x="8.597cm" svg:y="7.985cm">
          <text:p text:style-name="P1">RaspberryP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1.905cm" svg:x="14.271cm" svg:y="7.985cm">
          <text:p text:style-name="P1">micro:bi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1.905cm" svg:x="19.942cm" svg:y="7.985cm">
          <text:p text:style-name="P1">Arduino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954cm" svg:y1="5.445cm" svg:x2="13.954cm" svg:y2="6.461cm">
          <text:p/>
        </draw:line>
        <draw:line draw:style-name="gr3" draw:text-style-name="P2" draw:layer="layout" svg:x1="5.064cm" svg:y1="6.461cm" svg:x2="21.955cm" svg:y2="6.461cm">
          <text:p/>
        </draw:line>
        <draw:line draw:style-name="gr3" draw:text-style-name="P2" draw:layer="layout" svg:x1="5.064cm" svg:y1="7.985cm" svg:x2="5.064cm" svg:y2="6.461cm">
          <text:p/>
        </draw:line>
        <draw:line draw:style-name="gr3" draw:text-style-name="P2" draw:layer="layout" svg:x1="10.906cm" svg:y1="7.985cm" svg:x2="10.906cm" svg:y2="6.461cm">
          <text:p/>
        </draw:line>
        <draw:line draw:style-name="gr3" draw:text-style-name="P2" draw:layer="layout" svg:x1="16.494cm" svg:y1="7.985cm" svg:x2="16.494cm" svg:y2="6.461cm">
          <text:p/>
        </draw:line>
        <draw:line draw:style-name="gr3" draw:text-style-name="P2" draw:layer="layout" svg:x1="21.955cm" svg:y1="7.985cm" svg:x2="21.955cm" svg:y2="6.461cm">
          <text:p/>
        </draw:line>
        <draw:frame draw:style-name="gr4" draw:text-style-name="P5" draw:layer="layout" svg:width="24.892cm" svg:height="10.532cm" svg:x="1.508cm" svg:y="10.398cm">
          <draw:text-box>
            <text:list text:style-name="L1">
              <text:list-item>
                <text:p text:style-name="P3"><text:s/>A single line of the Control Script has the capability to send a command to:</text:p>
                <text:list>
                  <text:list-item>
                    <text:p text:style-name="P4">A single board instance of a specific type (e.g. micro:bit)</text:p>
                  </text:list-item>
                  <text:list-item>
                    <text:p text:style-name="P4">All board instances of a specific type</text:p>
                  </text:list-item>
                  <text:list-item>
                    <text:p text:style-name="P4">All board instance across all types.</text:p>
                  </text:list-item>
                  <text:list-item>
                    <text:p text:style-name="P4">Any combination of the above</text:p>
                  </text:list-item>
                </text:list>
              </text:list-item>
              <text:list-item>
                <text:p text:style-name="P4">GPIO pins may be given a “tag” or name. </text:p>
                <text:list>
                  <text:list-item>
                    <text:p text:style-name="P4">This allows for the differences in pin numbering schemes but allows the script command to address pins in a consistent way. </text:p>
                  </text:list-item>
                  <text:list-item>
                    <text:p text:style-name="P4">Example – Each board has a red LED attached. With one command all the LEDs can be controlled simultaneously using the tag name.</text:p>
                  </text:list-item>
                </text:list>
              </text:list-item>
              <text:list-item>
                <text:p text:style-name="P4">i2c is generalized to single API across all board types. </text:p>
                <text:list>
                  <text:list-item>
                    <text:p text:style-name="P4">Write a single i2c control script once, and it works with all boards.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0.969cm" svg:height="2.139cm" svg:x="8.486cm" svg:y="1.274cm">
          <draw:text-box>
            <text:p text:style-name="P6"><text:span text:style-name="T1">Python-Banyan Gateway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8T10:10:48.264537473</meta:creation-date>
    <dc:date>2018-10-28T10:36:23.603479851</dc:date>
    <meta:editing-duration>PT4M11S</meta:editing-duration>
    <meta:editing-cycles>2</meta:editing-cycles>
    <meta:generator>LibreOffice/6.1.2.1$Linux_X86_64 LibreOffice_project/10$Build-1</meta:generator>
    <meta:document-statistic meta:object-count="13"/>
  </office:meta>
</office:document-meta>
</file>